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970000001318A59542116567F8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.397cm" svg:x="0.814cm" svg:y="13.76cm">
          <draw:image xlink:href="Pictures/1000000000000970000001318A59542116567F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0:59:37.212563978</meta:creation-date>
    <dc:date>2018-03-13T11:00:16.551823885</dc:date>
    <meta:editing-duration>PT3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